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co1" style:family="table-column">
      <style:table-column-properties style:column-width="6.229cm" style:use-optimal-column-width="false"/>
    </style:style>
    <style:style style:name="co2" style:family="table-column">
      <style:table-column-properties style:column-width="5.854cm" style:use-optimal-column-width="false"/>
    </style:style>
    <style:style style:name="co3" style:family="table-column">
      <style:table-column-properties style:column-width="5.218cm" style:use-optimal-column-width="false"/>
    </style:style>
    <style:style style:name="co4" style:family="table-column">
      <style:table-column-properties style:column-width="5.028cm" style:use-optimal-column-width="false"/>
    </style:style>
    <style:style style:name="co5" style:family="table-column">
      <style:table-column-properties style:column-width="6.26cm" style:use-optimal-column-width="false"/>
    </style:style>
    <style:style style:name="co6" style:family="table-column">
      <style:table-column-properties style:column-width="7.79cm" style:use-optimal-column-width="false"/>
    </style:style>
    <style:style style:name="co7" style:family="table-column">
      <style:table-column-properties style:column-width="6.607cm" style:use-optimal-column-width="false"/>
    </style:style>
    <style:style style:name="co8" style:family="table-column">
      <style:table-column-properties style:column-width="8.29cm" style:use-optimal-column-width="false"/>
    </style:style>
    <style:style style:name="co9" style:family="table-column">
      <style:table-column-properties style:column-width="7.328cm" style:use-optimal-column-width="false"/>
    </style:style>
    <style:style style:name="ro1" style:family="table-row">
      <style:table-row-properties style:row-height="0.958cm"/>
    </style:style>
    <style:style style:name="ro2" style:family="table-row">
      <style:table-row-properties style:row-height="4.606cm"/>
    </style:style>
    <style:style style:name="ro3" style:family="table-row">
      <style:table-row-properties style:row-height="1.004cm"/>
    </style:style>
    <style:style style:name="ro4" style:family="table-row">
      <style:table-row-properties style:row-height="6.894cm"/>
    </style:style>
    <style:style style:name="ro5" style:family="table-row">
      <style:table-row-properties style:row-height="1.666cm"/>
    </style:style>
    <style:style style:name="ro6" style:family="table-row">
      <style:table-row-properties style:row-height="4.105cm"/>
    </style:style>
    <style:style style:name="ro7" style:family="table-row">
      <style:table-row-properties style:row-height="1.476cm"/>
    </style:style>
    <style:style style:name="ro8" style:family="table-row">
      <style:table-row-properties style:row-height="4.158cm"/>
    </style:style>
    <style:style style:name="ro9" style:family="table-row">
      <style:table-row-properties style:row-height="1.752cm"/>
    </style:style>
    <style:style style:name="ro10" style:family="table-row">
      <style:table-row-properties style:row-height="3.034cm"/>
    </style:style>
    <style:style style:name="ro11" style:family="table-row">
      <style:table-row-properties style:row-height="1.68cm"/>
    </style:style>
    <style:style style:name="ro12" style:family="table-row">
      <style:table-row-properties style:row-height="2.91cm"/>
    </style:style>
    <style:style style:name="ro13" style:family="table-row">
      <style:table-row-properties style:row-height="1.146cm"/>
    </style:style>
    <style:style style:name="ro14" style:family="table-row">
      <style:table-row-properties style:row-height="3.663cm"/>
    </style:style>
    <style:style style:name="ro15" style:family="table-row">
      <style:table-row-properties style:row-height="2.495cm"/>
    </style:style>
    <style:style style:name="ro16" style:family="table-row">
      <style:table-row-properties style:row-height="4.765cm"/>
    </style:style>
    <style:style style:name="ro17" style:family="table-row">
      <style:table-row-properties style:row-height="1.343cm"/>
    </style:style>
    <style:style style:name="ro18" style:family="table-row">
      <style:table-row-properties style:row-height="4.291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6.228cm" svg:height="5.577cm" svg:x="10.821cm" svg:y="23.14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">Categorie</text:p>
              </table:table-cell>
            </table:table-row>
            <table:table-row table:style-name="ro2">
              <table:table-cell table:style-name="gray2">
                <text:p>id</text:p>
                <text:p>nom </text:p>
                <text:p>description</text:p>
                <text:p>image</text:p>
                <text:p>ordre_tr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measurelines" svg:width="10.556cm" svg:height="0.962cm" svg:x="14.843cm" svg:y="1.508cm">
          <draw:text-box>
            <text:p text:style-name="P2"><text:span text:style-name="T1">Diagramme de la base de donnée</text:span></text:p>
          </draw:text-box>
        </draw:frame>
        <draw:frame draw:style-name="standard" xml:id="id2" draw:id="id2" draw:layer="measurelines" svg:width="5.853cm" svg:height="7.897cm" svg:x="11.021cm" svg:y="12.40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Produit</text:p>
              </table:table-cell>
            </table:table-row>
            <table:table-row table:style-name="ro4">
              <table:table-cell table:style-name="gray2">
                <text:p>id</text:p>
                <text:p>nom</text:p>
                <text:p>prix</text:p>
                <text:p>categorie</text:p>
                <text:p>special</text:p>
                <text:p>en_vente</text:p>
                <text:p>description</text:p>
                <text:p>ordre_tri</text:p>
                <text:p>imag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measurelines" svg:width="5.217cm" svg:height="5.77cm" svg:x="20.293cm" svg:y="13.136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1">Attribut</text:p>
              </table:table-cell>
            </table:table-row>
            <table:table-row table:style-name="ro6">
              <table:table-cell table:style-name="gray2">
                <text:p>id</text:p>
                <text:p>nom</text:p>
                <text:p>produi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measurelines" svg:width="5.027cm" svg:height="5.633cm" svg:x="32.673cm" svg:y="12.624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1">
                <text:p text:style-name="P1">Valeur</text:p>
              </table:table-cell>
            </table:table-row>
            <table:table-row table:style-name="ro8">
              <table:table-cell table:style-name="gray2">
                <text:p>id</text:p>
                <text:p>nom</text:p>
                <text:p>attribut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1" draw:id="id11" draw:layer="measurelines" svg:width="6.259cm" svg:height="4.785cm" svg:x="16.954cm" svg:y="4.612cm">
          <table:table table:template-name="default" table:use-first-row-styles="true" table:use-banding-rows-styles="true">
            <table:table-column table:style-name="co5"/>
            <table:table-row table:style-name="ro9">
              <table:table-cell table:style-name="ce1">
                <text:p text:style-name="P1">ProduitAttribut</text:p>
              </table:table-cell>
            </table:table-row>
            <table:table-row table:style-name="ro10">
              <table:table-cell table:style-name="gray2">
                <text:p>produit</text:p>
                <text:p>attribu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2" draw:id="id12" draw:layer="measurelines" svg:width="7.789cm" svg:height="4.589cm" svg:x="28.204cm" svg:y="3.876cm">
          <table:table table:template-name="default" table:use-first-row-styles="true" table:use-banding-rows-styles="true">
            <table:table-column table:style-name="co6"/>
            <table:table-row table:style-name="ro11">
              <table:table-cell table:style-name="ce1">
                <text:p text:style-name="P1">ProduitAttributValeur</text:p>
              </table:table-cell>
            </table:table-row>
            <table:table-row table:style-name="ro12">
              <table:table-cell table:style-name="gray2">
                <text:p>produit_attribut</text:p>
                <text:p>valeur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measurelines" svg:width="6.606cm" svg:height="4.808cm" svg:x="1.632cm" svg:y="13.082cm">
          <table:table table:template-name="default" table:use-first-row-styles="true" table:use-banding-rows-styles="true">
            <table:table-column table:style-name="co7"/>
            <table:table-row table:style-name="ro13">
              <table:table-cell table:style-name="ce1">
                <text:p text:style-name="P1">Commande</text:p>
              </table:table-cell>
            </table:table-row>
            <table:table-row table:style-name="ro14">
              <table:table-cell table:style-name="gray2">
                <text:p>id</text:p>
                <text:p>nom_client</text:p>
                <text:p>telephone</text:p>
                <text:p>prix_total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6" draw:id="id6" draw:layer="measurelines" svg:width="8.289cm" svg:height="7.259cm" svg:x="3.413cm" svg:y="2.397cm">
          <table:table table:template-name="default" table:use-first-row-styles="true" table:use-banding-rows-styles="true">
            <table:table-column table:style-name="co8"/>
            <table:table-row table:style-name="ro15">
              <table:table-cell table:style-name="ce1">
                <text:p text:style-name="P1">CommandeProduit</text:p>
              </table:table-cell>
            </table:table-row>
            <table:table-row table:style-name="ro16">
              <table:table-cell table:style-name="gray2">
                <text:p>commande</text:p>
                <text:p>produit</text:p>
                <text:p>quantite</text:p>
                <text:p>prix_unitaire</text:p>
                <text:p>prix_total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measurelines" svg:width="7.327cm" svg:height="5.633cm" svg:x="33.212cm" svg:y="22.425cm">
          <table:table table:template-name="default" table:use-first-row-styles="true" table:use-banding-rows-styles="true">
            <table:table-column table:style-name="co9"/>
            <table:table-row table:style-name="ro17">
              <table:table-cell table:style-name="ce1">
                <text:p text:style-name="P1">News</text:p>
              </table:table-cell>
            </table:table-row>
            <table:table-row table:style-name="ro18">
              <table:table-cell table:style-name="gray2">
                <text:p>user</text:p>
                <text:p>titre</text:p>
                <text:p>contenu</text:p>
                <text:p>img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2" draw:text-style-name="P4" draw:layer="measurelines" svg:x1="13.935cm" svg:y1="23.145cm" svg:x2="13.947cm" svg:y2="20.303cm" draw:start-shape="id1" draw:start-glue-point="0" draw:end-shape="id2" draw:end-glue-point="2" svg:d="M13935 23145v-1420h12v-1422" svg:viewBox="0 0 13 2843">
          <text:p/>
        </draw:connector>
        <draw:frame draw:style-name="gr1" draw:text-style-name="P5" draw:layer="measurelines" svg:width="0.748cm" svg:height="0.962cm" svg:x="14.335cm" svg:y="20.685cm">
          <draw:text-box>
            <text:p>*</text:p>
          </draw:text-box>
        </draw:frame>
        <draw:frame draw:style-name="gr1" draw:text-style-name="P5" draw:layer="measurelines" svg:width="0.853cm" svg:height="0.962cm" svg:x="14.244cm" svg:y="22.082cm">
          <draw:text-box>
            <text:p>1</text:p>
          </draw:text-box>
        </draw:frame>
        <draw:frame draw:style-name="gr1" draw:text-style-name="P5" draw:layer="measurelines" svg:width="0.748cm" svg:height="0.962cm" svg:x="22.985cm" svg:y="12.176cm">
          <draw:text-box>
            <text:p>*</text:p>
          </draw:text-box>
        </draw:frame>
        <draw:frame draw:style-name="gr1" draw:text-style-name="P5" draw:layer="measurelines" svg:width="0.748cm" svg:height="0.962cm" svg:x="20.064cm" svg:y="9.436cm">
          <draw:text-box>
            <text:p>*</text:p>
          </draw:text-box>
        </draw:frame>
        <draw:connector draw:style-name="gr2" draw:text-style-name="P4" draw:layer="measurelines" svg:x1="25.51cm" svg:y1="16.021cm" svg:x2="32.673cm" svg:y2="15.44cm" draw:start-shape="id3" draw:start-glue-point="1" draw:end-shape="id4" draw:end-glue-point="3" svg:d="M25510 16021h3582v-581h3581" svg:viewBox="0 0 7164 582">
          <text:p/>
        </draw:connector>
        <draw:frame draw:style-name="gr1" draw:text-style-name="P5" draw:layer="measurelines" svg:width="0.853cm" svg:height="0.962cm" svg:x="25.547cm" svg:y="14.897cm">
          <draw:text-box>
            <text:p>1</text:p>
          </draw:text-box>
        </draw:frame>
        <draw:frame draw:style-name="gr1" draw:text-style-name="P5" draw:layer="measurelines" svg:width="0.748cm" svg:height="0.962cm" svg:x="31.621cm" svg:y="14.589cm">
          <draw:text-box>
            <text:p>*</text:p>
          </draw:text-box>
        </draw:frame>
        <draw:frame draw:style-name="gr1" draw:text-style-name="P5" draw:layer="measurelines" svg:width="0.748cm" svg:height="0.962cm" svg:x="2.27cm" svg:y="5.372cm">
          <draw:text-box>
            <text:p>*</text:p>
          </draw:text-box>
        </draw:frame>
        <draw:frame draw:style-name="gr1" draw:text-style-name="P5" draw:layer="measurelines" svg:width="0.748cm" svg:height="0.962cm" svg:x="5.205cm" svg:y="12.103cm">
          <draw:text-box>
            <text:p>*</text:p>
          </draw:text-box>
        </draw:frame>
        <draw:connector draw:style-name="gr3" draw:text-style-name="P4" xml:id="id5" draw:id="id5" draw:layer="measurelines" draw:type="line" svg:x1="11.021cm" svg:y1="16.354cm" svg:x2="9.357cm" svg:y2="16.356cm" draw:start-shape="id2" draw:start-glue-point="3" svg:d="M11021 16354l-1664 2" svg:viewBox="0 0 1665 3">
          <text:p/>
        </draw:connector>
        <draw:connector draw:style-name="gr3" draw:text-style-name="P4" xml:id="id7" draw:id="id7" draw:layer="measurelines" draw:type="line" svg:x1="9.357cm" svg:y1="16.356cm" svg:x2="9.345cm" svg:y2="11.87cm" draw:start-shape="id5" draw:start-glue-point="3" svg:d="M9357 16356l-12-4486" svg:viewBox="0 0 13 4487">
          <text:p/>
        </draw:connector>
        <draw:connector draw:style-name="gr4" draw:text-style-name="P1" draw:layer="measurelines" svg:x1="7.557cm" svg:y1="9.656cm" svg:x2="9.345cm" svg:y2="11.87cm" draw:start-shape="id6" draw:start-glue-point="2" draw:end-shape="id7" draw:end-glue-point="3" svg:d="M7557 9656v1108h1788v1106" svg:viewBox="0 0 1789 2215">
          <text:p/>
        </draw:connector>
        <draw:frame draw:style-name="gr1" draw:text-style-name="P5" draw:layer="measurelines" svg:width="0.748cm" svg:height="0.962cm" svg:x="7.731cm" svg:y="9.763cm">
          <draw:text-box>
            <text:p>*</text:p>
          </draw:text-box>
        </draw:frame>
        <draw:frame draw:style-name="gr1" draw:text-style-name="P5" draw:layer="measurelines" svg:width="0.748cm" svg:height="0.962cm" svg:x="9.904cm" svg:y="15.278cm">
          <draw:text-box>
            <text:p>*</text:p>
          </draw:text-box>
        </draw:frame>
        <draw:connector draw:style-name="gr3" draw:text-style-name="P4" xml:id="id9" draw:id="id9" draw:layer="measurelines" draw:type="line" svg:x1="4.935cm" svg:y1="13.082cm" svg:x2="4.932cm" svg:y2="11.717cm" draw:start-shape="id8" draw:start-glue-point="0" svg:d="M4935 13082l-3-1365" svg:viewBox="0 0 4 1366">
          <text:p/>
        </draw:connector>
        <draw:connector draw:style-name="gr3" draw:text-style-name="P4" xml:id="id10" draw:id="id10" draw:layer="measurelines" draw:type="line" svg:x1="4.932cm" svg:y1="11.717cm" svg:x2="2.305cm" svg:y2="11.736cm" draw:start-shape="id9" draw:start-glue-point="3" svg:d="M4932 11717l-2627 19" svg:viewBox="0 0 2628 20">
          <text:p/>
        </draw:connector>
        <draw:connector draw:style-name="gr4" draw:text-style-name="P1" draw:layer="measurelines" svg:x1="3.413cm" svg:y1="6.026cm" svg:x2="2.305cm" svg:y2="11.736cm" draw:start-shape="id6" draw:start-glue-point="3" draw:end-shape="id10" draw:end-glue-point="3" svg:d="M3413 6026h-1609v5710h501" svg:viewBox="0 0 1610 5711">
          <text:p/>
        </draw:connector>
        <draw:connector draw:style-name="gr4" draw:text-style-name="P1" draw:layer="measurelines" svg:x1="20.083cm" svg:y1="9.397cm" svg:x2="22.901cm" svg:y2="13.136cm" draw:start-shape="id11" draw:start-glue-point="2" draw:end-shape="id3" svg:d="M20083 9397v1870h2818v1869" svg:viewBox="0 0 2819 3740">
          <text:p/>
        </draw:connector>
        <draw:connector draw:style-name="gr4" draw:text-style-name="P1" draw:layer="measurelines" svg:x1="13.947cm" svg:y1="12.406cm" svg:x2="16.954cm" svg:y2="7.004cm" draw:start-shape="id2" draw:start-glue-point="0" draw:end-shape="id11" draw:end-glue-point="3" svg:d="M13947 12406v-5402h3007" svg:viewBox="0 0 3008 5403">
          <text:p/>
        </draw:connector>
        <draw:frame draw:style-name="gr1" draw:text-style-name="P5" draw:layer="measurelines" svg:width="0.748cm" svg:height="0.962cm" svg:x="15.873cm" svg:y="5.953cm">
          <draw:text-box>
            <text:p>*</text:p>
          </draw:text-box>
        </draw:frame>
        <draw:frame draw:style-name="gr5" draw:text-style-name="P5" draw:layer="measurelines" svg:width="0.381cm" svg:height="0.962cm" svg:x="14.208cm" svg:y="11.414cm">
          <draw:text-box>
            <text:p>*</text:p>
          </draw:text-box>
        </draw:frame>
        <draw:connector draw:style-name="gr4" draw:text-style-name="P1" draw:layer="layout" svg:x1="23.213cm" svg:y1="7.004cm" svg:x2="28.204cm" svg:y2="6.17cm" draw:start-shape="id11" draw:start-glue-point="1" draw:end-shape="id12" draw:end-glue-point="3" svg:d="M23213 7004h2496v-834h2495" svg:viewBox="0 0 4992 835">
          <text:p/>
        </draw:connector>
        <draw:frame draw:style-name="gr1" draw:text-style-name="P5" draw:layer="layout" svg:width="0.748cm" svg:height="0.962cm" svg:x="23.733cm" svg:y="6.334cm">
          <draw:text-box>
            <text:p>*</text:p>
          </draw:text-box>
        </draw:frame>
        <draw:frame draw:style-name="gr1" draw:text-style-name="P5" draw:layer="layout" svg:width="0.748cm" svg:height="0.962cm" svg:x="27.176cm" svg:y="5.191cm">
          <draw:text-box>
            <text:p>*</text:p>
          </draw:text-box>
        </draw:frame>
        <draw:connector draw:style-name="gr4" draw:text-style-name="P1" draw:layer="layout" svg:x1="32.098cm" svg:y1="8.465cm" svg:x2="35.186cm" svg:y2="12.624cm" draw:start-shape="id12" draw:start-glue-point="2" draw:end-shape="id4" draw:end-glue-point="0" svg:d="M32098 8465v2080h3088v2079" svg:viewBox="0 0 3089 4160">
          <text:p/>
        </draw:connector>
        <draw:frame draw:style-name="gr1" draw:text-style-name="P5" draw:layer="layout" svg:width="0.748cm" svg:height="0.962cm" svg:x="35.304cm" svg:y="11.595cm">
          <draw:text-box>
            <text:p>*</text:p>
          </draw:text-box>
        </draw:frame>
        <draw:frame draw:style-name="gr1" draw:text-style-name="P5" draw:layer="layout" svg:width="0.748cm" svg:height="0.962cm" svg:x="32.383cm" svg:y="8.674cm">
          <draw:text-box>
            <text:p>*</text:p>
          </draw:text-box>
        </draw:frame>
        <draw:frame draw:style-name="gr1" draw:text-style-name="P5" draw:layer="layout" svg:width="0.748cm" svg:height="0.962cm" svg:x="26.988cm" svg:y="11.024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3T23:24:12.522078206</meta:creation-date>
    <dc:date>2020-05-24T00:24:24.370171522</dc:date>
    <meta:editing-duration>PT28M29S</meta:editing-duration>
    <meta:editing-cycles>6</meta:editing-cycles>
    <meta:generator>LibreOffice/6.0.7.3$Linux_X86_64 LibreOffice_project/00m0$Build-3</meta:generator>
    <meta:document-statistic meta:object-count="39"/>
  </office:meta>
</office:document-meta>
</file>